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1" svg:font-family="Cambria" style:font-family-generic="roman"/>
    <style:font-face style:name="Georgia" svg:font-family="Georgia" style:font-family-generic="roman"/>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paragraph-rsid="00044ab6" style:font-size-asian="12pt" style:font-weight-asian="normal" style:font-size-complex="12pt" style:font-weight-complex="normal"/>
    </style:style>
    <style:style style:name="P2"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paragraph-rsid="00dfbacc" style:font-size-asian="12pt" style:font-weight-asian="normal" style:font-size-complex="12pt" style:font-weight-complex="normal"/>
    </style:style>
    <style:style style:name="P3"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rsid="00044ab6" officeooo:paragraph-rsid="00044ab6" style:font-size-asian="12pt" style:font-weight-asian="normal" style:font-size-complex="12pt" style:font-weight-complex="normal"/>
    </style:style>
    <style:style style:name="P4"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rsid="0005a0ce" officeooo:paragraph-rsid="00044ab6"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rsid="00066d71" officeooo:paragraph-rsid="00dfbacc"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rsid="0097f1ba" officeooo:paragraph-rsid="00dfbacc"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rsid="000c4712" officeooo:paragraph-rsid="00444077"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rsid="000c4712" officeooo:paragraph-rsid="00dfbacc"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rsid="009cac14" officeooo:paragraph-rsid="00dfbacc"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rsid="009e4c2a" officeooo:paragraph-rsid="00dfbacc"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normal" officeooo:rsid="0024619b" officeooo:paragraph-rsid="00dfbacc"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officeooo:paragraph-rsid="00dfbacc" style:font-size-asian="12pt" style:font-size-complex="12pt"/>
    </style:style>
    <style:style style:name="P13"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2pt" fo:font-weight="bold" officeooo:paragraph-rsid="00dfbacc"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loext:contextual-spacing="false" fo:line-height="100%" fo:text-indent="0cm" style:auto-text-indent="false"/>
      <style:text-properties style:font-name="Calibri" officeooo:paragraph-rsid="00044ab6"/>
    </style:style>
    <style:style style:name="P15" style:family="paragraph" style:parent-style-name="Text_20_body">
      <style:paragraph-properties fo:margin-left="0cm" fo:margin-right="0cm" fo:margin-top="0cm" fo:margin-bottom="0cm" loext:contextual-spacing="false" fo:line-height="100%" fo:text-indent="0cm" style:auto-text-indent="false"/>
      <style:text-properties style:font-name="Calibri" fo:font-size="10.5pt" fo:font-weight="normal" officeooo:rsid="000c4712" officeooo:paragraph-rsid="00dfbacc" style:font-size-asian="9.14999961853027pt" style:font-weight-asian="normal" style:font-size-complex="10.5pt" style:font-weight-complex="normal"/>
    </style:style>
    <style:style style:name="P16" style:family="paragraph" style:parent-style-name="Text_20_body">
      <style:paragraph-properties fo:margin-left="0cm" fo:margin-right="0cm" fo:margin-top="0cm" fo:margin-bottom="0cm" loext:contextual-spacing="false" fo:line-height="100%" fo:text-indent="0cm" style:auto-text-indent="false"/>
      <style:text-properties officeooo:paragraph-rsid="00044ab6"/>
    </style:style>
    <style:style style:name="P17" style:family="paragraph" style:parent-style-name="Text_20_body">
      <style:paragraph-properties fo:margin-left="0cm" fo:margin-right="0cm" fo:margin-top="0cm" fo:margin-bottom="0cm" loext:contextual-spacing="false" fo:line-height="100%" fo:text-indent="0cm" style:auto-text-indent="false"/>
      <style:text-properties officeooo:paragraph-rsid="00dfbacc"/>
    </style:style>
    <style:style style:name="P18" style:family="paragraph" style:parent-style-name="Heading_20_3">
      <style:paragraph-properties fo:margin-left="0cm" fo:margin-right="0cm" fo:margin-top="0cm" fo:margin-bottom="0cm" loext:contextual-spacing="false" fo:line-height="100%" fo:text-indent="0cm" style:auto-text-indent="false"/>
      <style:text-properties officeooo:paragraph-rsid="00044ab6"/>
    </style:style>
    <style:style style:name="P19" style:family="paragraph" style:parent-style-name="Standard">
      <style:paragraph-properties fo:line-height="100%" fo:text-align="start" style:justify-single-word="false" style:text-autospace="none"/>
      <style:text-properties style:font-name="Calibri" fo:font-size="10pt" officeooo:paragraph-rsid="00044ab6" style:font-name-asian="Georgia" style:font-size-asian="10pt" style:font-name-complex="Georgia" style:font-size-complex="10pt"/>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officeooo:paragraph-rsid="00044ab6"/>
    </style:style>
    <style:style style:name="P21" style:family="paragraph">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sian="Cambria1" style:font-name-complex="Cambria1"/>
    </style:style>
    <style:style style:name="T3" style:family="text">
      <style:text-properties style:font-name="Calibri" fo:font-size="12pt" fo:font-weight="normal" officeooo:rsid="00592d31" style:font-size-asian="12pt" style:font-weight-asian="normal" style:font-size-complex="12pt" style:font-weight-complex="normal"/>
    </style:style>
    <style:style style:name="T4" style:family="text">
      <style:text-properties style:font-name="Calibri" fo:font-size="12pt" fo:font-weight="normal" officeooo:rsid="0018ac82" style:font-size-asian="12pt" style:font-weight-asian="normal" style:font-size-complex="12pt" style:font-weight-complex="normal"/>
    </style:style>
    <style:style style:name="T5" style:family="text">
      <style:text-properties style:font-name="Calibri" fo:font-size="12pt" fo:font-weight="normal" officeooo:rsid="00044ab6" style:font-size-asian="12pt" style:font-weight-asian="normal" style:font-size-complex="12pt" style:font-weight-complex="normal"/>
    </style:style>
    <style:style style:name="T6" style:family="text">
      <style:text-properties style:font-name="Calibri" fo:font-size="12pt" fo:font-weight="normal" officeooo:rsid="0075fd72" style:font-size-asian="12pt" style:font-weight-asian="normal" style:font-size-complex="12pt" style:font-weight-complex="normal"/>
    </style:style>
    <style:style style:name="T7" style:family="text">
      <style:text-properties style:font-name="Calibri" fo:font-size="12pt" fo:font-weight="normal" officeooo:rsid="00bb93f0" style:font-size-asian="12pt" style:font-weight-asian="normal" style:font-size-complex="12pt" style:font-weight-complex="normal"/>
    </style:style>
    <style:style style:name="T8" style:family="text">
      <style:text-properties style:font-name="Calibri" fo:font-size="12pt" fo:font-weight="normal" officeooo:rsid="00a0f2b6" style:font-size-asian="12pt" style:font-weight-asian="normal" style:font-size-complex="12pt" style:font-weight-complex="normal"/>
    </style:style>
    <style:style style:name="T9" style:family="text">
      <style:text-properties style:font-name="Calibri" fo:font-size="12pt" fo:font-weight="normal" officeooo:rsid="00cc143c" style:font-size-asian="12pt" style:font-weight-asian="normal" style:font-size-complex="12pt" style:font-weight-complex="normal"/>
    </style:style>
    <style:style style:name="T10" style:family="text">
      <style:text-properties style:font-name="Calibri" fo:font-size="12pt" fo:font-weight="normal" officeooo:rsid="00d081fc" style:font-size-asian="12pt" style:font-weight-asian="normal" style:font-size-complex="12pt" style:font-weight-complex="normal"/>
    </style:style>
    <style:style style:name="T11" style:family="text">
      <style:text-properties style:font-name="Calibri" fo:font-size="12pt" fo:font-weight="normal" officeooo:rsid="00e6ce44" style:font-size-asian="12pt" style:font-weight-asian="normal" style:font-size-complex="12pt" style:font-weight-complex="normal"/>
    </style:style>
    <style:style style:name="T12" style:family="text">
      <style:text-properties style:font-name="Calibri" fo:font-size="12pt" fo:font-weight="normal" officeooo:rsid="00ee5a45" style:font-size-asian="12pt" style:font-weight-asian="normal" style:font-size-complex="12pt" style:font-weight-complex="normal"/>
    </style:style>
    <style:style style:name="T13" style:family="text">
      <style:text-properties style:font-name="Calibri" fo:font-size="12pt" fo:font-weight="normal" officeooo:rsid="00e08b40" style:font-size-asian="12pt" style:font-weight-asian="normal" style:font-size-complex="12pt" style:font-weight-complex="normal"/>
    </style:style>
    <style:style style:name="T14" style:family="text">
      <style:text-properties style:font-name="Calibri" fo:font-size="12pt" fo:font-weight="normal" officeooo:rsid="00e71967" style:font-size-asian="12pt" style:font-weight-asian="normal" style:font-size-complex="12pt" style:font-weight-complex="normal"/>
    </style:style>
    <style:style style:name="T15" style:family="text">
      <style:text-properties style:font-name="Calibri" fo:font-size="12pt" fo:font-weight="normal" officeooo:rsid="00e1ce89" style:font-size-asian="12pt" style:font-weight-asian="normal" style:font-size-complex="12pt" style:font-weight-complex="normal"/>
    </style:style>
    <style:style style:name="T16" style:family="text">
      <style:text-properties style:font-name="Calibri" fo:font-size="12pt" fo:font-weight="normal" officeooo:rsid="00eaa43c" style:font-size-asian="12pt" style:font-weight-asian="normal" style:font-size-complex="12pt" style:font-weight-complex="normal"/>
    </style:style>
    <style:style style:name="T17" style:family="text">
      <style:text-properties style:font-name="Calibri" fo:font-size="12pt" fo:font-weight="normal" officeooo:rsid="00ee542b" style:font-size-asian="12pt" style:font-weight-asian="normal" style:font-size-complex="12pt" style:font-weight-complex="normal"/>
    </style:style>
    <style:style style:name="T18" style:family="text">
      <style:text-properties style:font-name="Calibri" fo:font-size="12pt" fo:font-weight="normal" officeooo:rsid="00f025c5" style:font-size-asian="12pt" style:font-weight-asian="normal" style:font-size-complex="12pt" style:font-weight-complex="normal"/>
    </style:style>
    <style:style style:name="T19" style:family="text">
      <style:text-properties style:font-name="Calibri" fo:font-size="12pt" fo:font-weight="normal" officeooo:rsid="00f17aef" style:font-size-asian="12pt" style:font-weight-asian="normal" style:font-size-complex="12pt" style:font-weight-complex="normal"/>
    </style:style>
    <style:style style:name="T20" style:family="text">
      <style:text-properties style:font-name="Calibri" fo:font-size="12pt" fo:font-weight="normal" officeooo:rsid="00f752d5" style:font-size-asian="12pt" style:font-weight-asian="normal" style:font-size-complex="12pt" style:font-weight-complex="normal"/>
    </style:style>
    <style:style style:name="T21" style:family="text">
      <style:text-properties style:font-name="Calibri" fo:font-size="12pt" fo:font-weight="normal" officeooo:rsid="00dfbacc" style:font-size-asian="12pt" style:font-weight-asian="normal" style:font-size-complex="12pt" style:font-weight-complex="normal"/>
    </style:style>
    <style:style style:name="T22" style:family="text">
      <style:text-properties style:font-name="Calibri" fo:font-size="12pt" fo:font-style="italic" style:text-underline-style="none" fo:font-weight="normal" officeooo:rsid="00b88fbc" style:font-size-asian="12pt" style:font-style-asian="italic" style:font-weight-asian="normal" style:font-size-complex="12pt" style:font-style-complex="italic" style:font-weight-complex="normal"/>
    </style:style>
    <style:style style:name="T23" style:family="text">
      <style:text-properties style:font-name="Calibri" fo:font-size="12pt" fo:font-style="italic" style:text-underline-style="none" fo:font-weight="normal" officeooo:rsid="00bef6fa" style:font-size-asian="12pt" style:font-style-asian="italic" style:font-weight-asian="normal" style:font-size-complex="12pt" style:font-style-complex="italic" style:font-weight-complex="normal"/>
    </style:style>
    <style:style style:name="T24" style:family="text">
      <style:text-properties style:font-name="Calibri" fo:font-size="12pt" fo:font-style="normal" style:text-underline-style="none" fo:font-weight="normal" officeooo:rsid="00dbb9cd" style:font-size-asian="12pt" style:font-style-asian="normal" style:font-weight-asian="normal" style:font-size-complex="12pt" style:font-style-complex="normal" style:font-weight-complex="normal"/>
    </style:style>
    <style:style style:name="T25" style:family="text">
      <style:text-properties style:font-name="Calibri" fo:font-size="12pt" fo:font-style="normal" style:text-underline-style="none" fo:font-weight="normal" officeooo:rsid="00dc7102" style:font-size-asian="12pt" style:font-style-asian="normal" style:font-weight-asian="normal" style:font-size-complex="12pt" style:font-style-complex="normal" style:font-weight-complex="normal"/>
    </style:style>
    <style:style style:name="T26" style:family="text">
      <style:text-properties style:font-name="Calibri" fo:font-size="10pt" style:font-name-asian="Georgia" style:font-size-asian="10pt" style:font-name-complex="Georgia" style:font-size-complex="10pt"/>
    </style:style>
    <style:style style:name="T27" style:family="text">
      <style:text-properties style:font-name="Calibri" fo:font-size="10pt" style:font-name-asian="Cambria1" style:font-size-asian="10pt" style:font-name-complex="Cambria1" style:font-size-complex="10pt"/>
    </style:style>
    <style:style style:name="T28" style:family="text">
      <style:text-properties officeooo:rsid="00044ab6"/>
    </style:style>
    <style:style style:name="T29" style:family="text">
      <style:text-properties officeooo:rsid="00055e95"/>
    </style:style>
    <style:style style:name="T30" style:family="text">
      <style:text-properties officeooo:rsid="0005a0ce"/>
    </style:style>
    <style:style style:name="T31" style:family="text">
      <style:text-properties fo:font-weight="normal" officeooo:rsid="000c4712" style:font-weight-asian="normal" style:font-weight-complex="normal"/>
    </style:style>
    <style:style style:name="T32" style:family="text">
      <style:text-properties fo:font-weight="normal" officeooo:rsid="0022fd81" style:font-weight-asian="normal" style:font-weight-complex="normal"/>
    </style:style>
    <style:style style:name="T33" style:family="text">
      <style:text-properties fo:font-weight="normal" officeooo:rsid="0024619b" style:font-weight-asian="normal" style:font-weight-complex="normal"/>
    </style:style>
    <style:style style:name="T34" style:family="text">
      <style:text-properties fo:font-weight="normal" officeooo:rsid="002bba37" style:font-weight-asian="normal" style:font-weight-complex="normal"/>
    </style:style>
    <style:style style:name="T35" style:family="text">
      <style:text-properties fo:font-weight="normal" officeooo:rsid="002548ab" style:font-weight-asian="normal" style:font-weight-complex="normal"/>
    </style:style>
    <style:style style:name="T36" style:family="text">
      <style:text-properties fo:font-weight="normal" officeooo:rsid="00e4ebea" style:font-weight-asian="normal" style:font-weight-complex="normal"/>
    </style:style>
    <style:style style:name="T37" style:family="text">
      <style:text-properties officeooo:rsid="009e4c2a"/>
    </style:style>
    <style:style style:name="T38" style:family="text">
      <style:text-properties officeooo:rsid="00e1d3d6"/>
    </style:style>
    <style:style style:name="gr1" style:family="graphic">
      <style:graphic-properties svg:stroke-width="0.049cm" svg:stroke-color="#808080" draw:marker-start-width="0.425cm" draw:marker-end-width="0.425cm" draw:textarea-horizontal-align="center" draw:textarea-vertical-align="middle"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80808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line text:anchor-type="paragraph" draw:z-index="0" draw:style-name="gr1" draw:text-style-name="P21" svg:x1="5.232cm" svg:y1="0.358cm" svg:x2="16.48cm" svg:y2="0.358cm"><text:p/></draw:line><draw:line text:anchor-type="paragraph" draw:z-index="1" draw:style-name="gr2" draw:text-style-name="P21" svg:x1="0.019cm" svg:y1="0.358cm" svg:x2="1.792cm" svg:y2="0.358cm"><text:p/></draw:line><text:tab/> <text:s text:c="10"/><text:span text:style-name="T1">Tilman Jütte </text:span></text:p>
      <text:p text:style-name="P19"><text:tab/><text:tab/><text:tab/><text:tab/><text:tab/><text:tab/><text:tab/> <text:s text:c="27"/><text:span text:style-name="T29">Philosophenweg 79</text:span> <text:s/><text:span text:style-name="T2">•</text:span> 7207<text:span text:style-name="T29">6</text:span> Tübingen</text:p>
      <text:p text:style-name="P20"><text:span text:style-name="T26"><text:tab/><text:tab/><text:tab/><text:tab/><text:tab/><text:tab/><text:tab/>Email: t.juette@googlemail.com </text:span><text:span text:style-name="T27">• </text:span><text:span text:style-name="T26">Tel. 0176 20632754</text:span></text:p>
      <text:p text:style-name="P14"/>
      <text:p text:style-name="P14"/>
      <text:p text:style-name="P14"/>
      <text:h text:style-name="P18" text:outline-level="3"><text:span text:style-name="Strong_20_Emphasis"><text:span text:style-name="T3"/></text:span></text:h>
      <text:h text:style-name="P18" text:outline-level="3"><text:span text:style-name="Strong_20_Emphasis"><text:span text:style-name="T5">Firma</text:span></text:span><text:span text:style-name="Strong_20_Emphasis"><text:span text:style-name="T3"> <text:s/><text:tab/><text:tab/><text:tab/><text:tab/><text:tab/><text:tab/><text:tab/> <text:s text:c="7"/><text:tab/><text:tab/><text:tab/> <text:s text:c="2"/></text:span></text:span><text:span text:style-name="Strong_20_Emphasis"><text:span text:style-name="T4">Tübingen, </text:span></text:span><text:span text:style-name="Strong_20_Emphasis"><text:span text:style-name="T7">0</text:span></text:span><text:span text:style-name="Strong_20_Emphasis"><text:span text:style-name="T21">9</text:span></text:span><text:span text:style-name="Strong_20_Emphasis"><text:span text:style-name="T4">.</text:span></text:span><text:span text:style-name="Strong_20_Emphasis"><text:span text:style-name="T6">0</text:span></text:span><text:span text:style-name="Strong_20_Emphasis"><text:span text:style-name="T7">3</text:span></text:span><text:span text:style-name="Strong_20_Emphasis"><text:span text:style-name="T4">.20</text:span></text:span><text:span text:style-name="Strong_20_Emphasis"><text:span text:style-name="T5">2</text:span></text:span><text:span text:style-name="Strong_20_Emphasis"><text:span text:style-name="T6">1</text:span></text:span></text:h>
      <text:p text:style-name="P16"><text:span text:style-name="Strong_20_Emphasis"><text:span text:style-name="T5">Kontaktperson</text:span></text:span></text:p>
      <text:p text:style-name="P3">Strasse</text:p>
      <text:p text:style-name="P1"><text:span text:style-name="T28">PLZ</text:span> <text:span text:style-name="T28">Ort</text:span></text:p>
      <text:p text:style-name="P1"/>
      <text:p text:style-name="P1"/>
      <text:p text:style-name="P1"/>
      <text:p text:style-name="P4"/>
      <text:p text:style-name="P13">Bewerbung um einen Ausbildungsplatz zum Fachinformatiker für <text:span text:style-name="T30">Anwendungsentwicklung</text:span></text:p>
      <text:p text:style-name="P2"/>
      <text:p text:style-name="P5">Sehr geehrte Kontaktperson,</text:p>
      <text:p text:style-name="P5"/>
      <text:p text:style-name="P9"><text:span text:style-name="T37">b</text:span>eim Programmieren <text:span text:style-name="T37">sind </text:span>verschiedene Blickwinkel <text:span text:style-name="T37">oft</text:span> <text:span text:style-name="T37">sehr</text:span> <text:span text:style-name="T37">hilfreich. Daher möchte ich Sie gerne fragen, ob <text:s/>Sie jemandem eine Chance geben würden dessen Lebenslauf für einen Azubi atypisch ist? </text:span></text:p>
      <text:p text:style-name="P9"/>
      <text:p text:style-name="P10">Nach dem Abschluss meines Studiums in Japanologie und Koreanistik habe ich entdeckt, dass mir Programmieren ungewöhnlich viel Spaß macht. <text:span text:style-name="T38">Sowohl das grundsätzliche Lösen eines Problems, als auch die vielen Möglichkeiten dazu faszinieren mich immer wieder aufs Neue. Das Gleiche gilt für das Kennenlernen neuer Techniken, da man hier sehr viel durch Ausprobieren lernt, und weniger durch Auswendiglernen. Zu guter Letzt ist es immer sehr motivierend, eine Aufgabe zu lösen oder ein kleines Projekt abzuschließen. </text:span>Sehr gerne möchte ich daher bei Ihnen eine Ausbildung zum Anwendungsentwickler machen. </text:p>
      <text:p text:style-name="P10"/>
      <text:p text:style-name="P17"><text:span text:style-name="T11">Da ich mittlerweile eine gute Grundlage in HTML und CSS habe, beschäftige ich mich seit </text:span><text:span text:style-name="T12">längerem</text:span><text:span text:style-name="T13"> </text:span><text:span text:style-name="T14">mit</text:span><text:span text:style-name="T13"> </text:span><text:span text:style-name="T14">der </text:span><text:span text:style-name="T10">Skriptsprache</text:span><text:span text:style-name="T8"> JavaScript, </text:span><text:span text:style-name="T15">da </text:span><text:span text:style-name="T16">diese für die meisten Firmen </text:span><text:span text:style-name="T17">sehr</text:span><text:span text:style-name="T16"> relevant ist</text:span><text:span text:style-name="T15">.</text:span><text:span text:style-name="T9"> </text:span><text:span text:style-name="T12">Bei <text:s/>den Allzweck-Programmiersprachen fiel meine Wahl vor einiger Zeit auf Python, </text:span><text:span text:style-name="T18">da </text:span><text:span text:style-name="T19">man </text:span><text:span text:style-name="T20">sich </text:span><text:span text:style-name="T19"><text:s/></text:span><text:span text:style-name="T20">mit </text:span><text:span text:style-name="T19">dieser</text:span><text:span text:style-name="T18"> </text:span><text:span text:style-name="T19">unkompliziert </text:span><text:span text:style-name="T18">wichtige </text:span><text:span text:style-name="T19">Konzepte </text:span><text:span text:style-name="T20">aneignen kann</text:span><text:span text:style-name="T19">. </text:span><text:span text:style-name="T20">Proben befinden sich auf meinem <text:s/></text:span><text:span text:style-name="T24">GitHub-</text:span><text:span text:style-name="T25">Repository: </text:span><text:span text:style-name="T22">https://github.com/</text:span><text:span text:style-name="T23">tJuette</text:span><text:span text:style-name="T22">/Demo_Projekte</text:span><text:span text:style-name="T25">.</text:span><text:span text:style-name="T24"> <text:s/></text:span></text:p>
      <text:p text:style-name="P6"/>
      <text:p text:style-name="P12"><text:span text:style-name="T34">E</text:span><text:span text:style-name="T31">ine strukturierte </text:span><text:span text:style-name="T34">und</text:span><text:span text:style-name="T31"> selbstständige Arbeitsweise </text:span><text:span text:style-name="T34">besitze ich bereits aufgrund des Studiums,</text:span><text:span text:style-name="T31"> </text:span><text:span text:style-name="T34">ebenso die Fähigkeit, mich in vormals unbekannte Sachverhalte einzuarbeiten. </text:span><text:span text:style-name="T36">Da ich lange an einer Tankstelle gearbeitet habe, verfüge ich auch über Erfahrungen im Umgang mit Kunden und eine ausgeprägte Service-Mentalität. </text:span><text:span text:style-name="T31">Sie bekommen mit mir einen </text:span><text:span text:style-name="T32">engagierten und lernfähigen</text:span><text:span text:style-name="T31"> Auszubildenden, d</text:span><text:span text:style-name="T35">er begeistert</text:span><text:span text:style-name="T31"> </text:span><text:span text:style-name="T32">vom Programmieren ist und sehr gerne lernen </text:span><text:span text:style-name="T31">möchte, </text:span><text:span text:style-name="T33">wie Software professionell in Teamarbeit konzipiert und entwickelt wird. </text:span></text:p>
      <text:p text:style-name="P11"/>
      <text:p text:style-name="P8">Auf ein Vorstellungsgespräch freue ich mich sehr.</text:p>
      <text:p text:style-name="P15"/>
      <text:p text:style-name="P8">Mit freundlichen Grüßen</text:p>
      <text:p text:style-name="P7">Tilman Jü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1" svg:font-family="Cambria" style:font-family-generic="roman"/>
    <style:font-face style:name="Georgia" svg:font-family="Georgia" style:font-family-generic="roman"/>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5:24:23.697000000</meta:creation-date>
    <dc:date>2021-03-13T21:11:41.508000000</dc:date>
    <meta:editing-duration>PT13H27M15S</meta:editing-duration>
    <meta:editing-cycles>145</meta:editing-cycles>
    <meta:generator>LibreOffice/6.2.2.2$Windows_X86_64 LibreOffice_project/2b840030fec2aae0fd2658d8d4f9548af4e3518d</meta:generator>
    <meta:document-statistic meta:table-count="0" meta:image-count="0" meta:object-count="0" meta:page-count="1" meta:paragraph-count="16" meta:word-count="283" meta:character-count="2173" meta:non-whitespace-character-count="1819"/>
  </office:meta>
</office:document-meta>
</file>